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E0000033971BC1D5FF6FCA6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052cm" fo:min-width="2.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08080" draw:textarea-horizontal-align="justify" draw:textarea-vertical-align="middle" draw:auto-grow-height="false" fo:min-height="0.004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1493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a5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0e68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00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00ff7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10pt" style:font-size-asian="12pt" style:font-size-complex="12pt"/>
    </style:style>
    <style:style style:name="P5" style:family="paragraph">
      <loext:graphic-properties draw:fill-color="#f08080"/>
      <style:paragraph-properties fo:text-align="center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 style:font-size-asian="9pt" style:font-size-complex="9pt"/>
    </style:style>
    <style:style style:name="P8" style:family="paragraph">
      <loext:graphic-properties draw:fill-color="#ff1493"/>
      <style:paragraph-properties fo:text-align="center"/>
    </style:style>
    <style:style style:name="P9" style:family="paragraph">
      <loext:graphic-properties draw:fill-color="#ffa500"/>
      <style:paragraph-properties fo:text-align="center"/>
    </style:style>
    <style:style style:name="P10" style:family="paragraph">
      <loext:graphic-properties draw:fill-color="#f0e68c"/>
      <style:paragraph-properties fo:text-align="center"/>
    </style:style>
    <style:style style:name="P11" style:family="paragraph">
      <loext:graphic-properties draw:fill-color="#ff00ff"/>
      <style:paragraph-properties fo:text-align="center"/>
    </style:style>
    <style:style style:name="P12" style:family="paragraph">
      <loext:graphic-properties draw:fill-color="#00ff7f"/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109cm" svg:x="1.724cm" svg:y="1.462cm">
          <draw:image xlink:href="Pictures/10000000000006EE0000033971BC1D5FF6FCA69F.png" xlink:type="simple" xlink:show="embed" xlink:actuate="onLoad" loext:mime-type="image/png">
            <text:p/>
          </draw:image>
        </draw:frame>
        <draw:custom-shape draw:style-name="gr2" draw:text-style-name="P2" draw:layer="layout" svg:width="2.54cm" svg:height="3.302cm" svg:x="18.553cm" svg:y="6.98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7cm" svg:height="0.645cm" svg:x="19.007cm" svg:y="7.015cm">
          <draw:text-box>
            <text:p text:style-name="P3"><text:span text:style-name="T1">Legend</text:span></text:p>
          </draw:text-box>
        </draw:frame>
        <draw:custom-shape draw:style-name="gr4" draw:text-style-name="P5" draw:layer="layout" svg:width="0.254cm" svg:height="0.254cm" svg:x="18.807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2.06cm" svg:height="0.569cm" svg:x="19.006cm" svg:y="7.596cm">
          <draw:text-box>
            <text:p text:style-name="P6"><text:span text:style-name="T2">A</text:span><text:span text:style-name="T2">g</text:span><text:span text:style-name="T2">ri</text:span><text:span text:style-name="T2">Fi</text:span><text:span text:style-name="T2">el</text:span><text:span text:style-name="T2">d</text:span><text:span text:style-name="T2">N</text:span><text:span text:style-name="T2">et</text:span></text:p>
          </draw:text-box>
        </draw:frame>
        <draw:custom-shape draw:style-name="gr5" draw:text-style-name="P8" draw:layer="layout" svg:width="0.254cm" svg:height="0.254cm" svg:x="18.803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.065cm" svg:height="0.569cm" svg:x="19.002cm" svg:y="7.997cm">
          <draw:text-box>
            <text:p text:style-name="P6"><text:span text:style-name="T2">CDL</text:span></text:p>
          </draw:text-box>
        </draw:frame>
        <draw:custom-shape draw:style-name="gr6" draw:text-style-name="P9" draw:layer="layout" svg:width="0.254cm" svg:height="0.254cm" svg:x="18.799cm" svg:y="8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.852cm" svg:height="0.569cm" svg:x="18.998cm" svg:y="8.398cm">
          <draw:text-box>
            <text:p text:style-name="P6"><text:span text:style-name="T2">EuroCrops</text:span></text:p>
          </draw:text-box>
        </draw:frame>
        <draw:custom-shape draw:style-name="gr7" draw:text-style-name="P10" draw:layer="layout" svg:width="0.254cm" svg:height="0.254cm" svg:x="18.795cm" svg:y="8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.349cm" svg:height="0.569cm" svg:x="18.994cm" svg:y="8.799cm">
          <draw:text-box>
            <text:p text:style-name="P6"><text:span text:style-name="T2">NCCM</text:span></text:p>
          </draw:text-box>
        </draw:frame>
        <draw:custom-shape draw:style-name="gr8" draw:text-style-name="P11" draw:layer="layout" svg:width="0.254cm" svg:height="0.254cm" svg:x="18.791cm" svg:y="9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.26cm" svg:height="0.569cm" svg:x="18.99cm" svg:y="9.2cm">
          <draw:text-box>
            <text:p text:style-name="P6"><text:span text:style-name="T2">SACT</text:span></text:p>
          </draw:text-box>
        </draw:frame>
        <draw:custom-shape draw:style-name="gr9" draw:text-style-name="P12" draw:layer="layout" svg:width="0.254cm" svg:height="0.254cm" svg:x="18.787cm" svg:y="9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1.074cm" svg:height="0.569cm" svg:x="18.986cm" svg:y="9.601cm">
          <draw:text-box>
            <text:p text:style-name="P6"><text:span text:style-name="T2">S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1T13:19:44.614523503</meta:creation-date>
    <dc:date>2024-05-31T13:24:35.990748246</dc:date>
    <meta:editing-duration>PT4M51S</meta:editing-duration>
    <meta:editing-cycles>1</meta:editing-cycles>
    <meta:document-statistic meta:object-count="15"/>
    <meta:generator>LibreOffice/6.4.7.2$Linux_X86_64 LibreOffice_project/40$Build-2</meta:generator>
  </office:meta>
</office:document-meta>
</file>